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bdb9" officeooo:paragraph-rsid="0013bdb9"/>
    </style:style>
    <style:style style:name="P2" style:family="paragraph" style:parent-style-name="Text_20_body">
      <style:text-properties fo:font-weight="bold" officeooo:rsid="0013bdb9" officeooo:paragraph-rsid="0013bdb9" style:font-weight-asian="bold" style:font-weight-complex="bold"/>
    </style:style>
    <style:style style:name="P3" style:family="paragraph" style:parent-style-name="Text_20_body">
      <style:text-properties fo:color="#c9211e" loext:opacity="100%" fo:font-size="10pt" style:font-size-asian="10pt" style:font-size-complex="10pt"/>
    </style:style>
    <style:style style:name="P4" style:family="paragraph" style:parent-style-name="Text_20_body">
      <style:text-properties fo:color="#c9211e" loext:opacity="100%" fo:font-size="10pt" officeooo:paragraph-rsid="0013bdb9" style:font-size-asian="10pt" style:font-size-complex="10pt"/>
    </style:style>
    <style:style style:name="P5" style:family="paragraph" style:parent-style-name="Text_20_body">
      <style:text-properties fo:color="#000000" loext:opacity="100%" fo:font-size="10pt" fo:font-weight="bold" officeooo:rsid="0017a32a" officeooo:paragraph-rsid="0017a32a" style:font-size-asian="10pt" style:font-weight-asian="bold" style:font-size-complex="10pt" style:font-weight-complex="bold"/>
    </style:style>
    <style:style style:name="P6" style:family="paragraph" style:parent-style-name="Heading_20_1">
      <style:text-properties officeooo:rsid="0013bdb9" officeooo:paragraph-rsid="0013bdb9"/>
    </style:style>
    <style:style style:name="P7" style:family="paragraph" style:parent-style-name="Heading_20_1">
      <style:text-properties officeooo:paragraph-rsid="0013bdb9"/>
    </style:style>
    <style:style style:name="P8" style:family="paragraph" style:parent-style-name="Heading_20_1">
      <style:text-properties officeooo:rsid="0019573d" officeooo:paragraph-rsid="0019573d"/>
    </style:style>
    <style:style style:name="P9" style:family="paragraph" style:parent-style-name="Heading_20_1">
      <style:paragraph-properties fo:margin-top="0in" fo:margin-bottom="0in" style:contextual-spacing="false"/>
    </style:style>
    <style:style style:name="P10" style:family="paragraph" style:parent-style-name="Heading_20_2">
      <style:text-properties officeooo:rsid="0013bdb9" officeooo:paragraph-rsid="0013bdb9"/>
    </style:style>
    <style:style style:name="P11" style:family="paragraph" style:parent-style-name="Heading_20_2">
      <style:text-properties style:text-underline-style="solid" style:text-underline-width="auto" style:text-underline-color="font-color" officeooo:rsid="0013bdb9" officeooo:paragraph-rsid="0013bdb9"/>
    </style:style>
    <style:style style:name="P12" style:family="paragraph" style:parent-style-name="Heading_20_5">
      <style:text-properties officeooo:rsid="0019573d" officeooo:paragraph-rsid="0019573d"/>
    </style:style>
    <style:style style:name="P13" style:family="paragraph" style:parent-style-name="Text_20_body" style:list-style-name="L1">
      <style:text-properties fo:font-weight="bold" officeooo:rsid="0013bdb9" officeooo:paragraph-rsid="0013bdb9" style:font-weight-asian="bold" style:font-weight-complex="bold"/>
    </style:style>
    <style:style style:name="P14" style:family="paragraph" style:parent-style-name="Text_20_body" style:list-style-name="L1">
      <style:text-properties officeooo:rsid="0013bdb9" officeooo:paragraph-rsid="0013bdb9"/>
    </style:style>
    <style:style style:name="P15" style:family="paragraph" style:parent-style-name="Text_20_body">
      <style:text-properties officeooo:rsid="0013bdb9" officeooo:paragraph-rsid="0013bdb9"/>
    </style:style>
    <style:style style:name="P16" style:family="paragraph" style:parent-style-name="Text_20_body">
      <style:text-properties fo:color="#c9211e" loext:opacity="100%" fo:font-size="10pt" officeooo:paragraph-rsid="0013bdb9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/>
      <style:text-properties fo:color="#c9211e" loext:opacity="100%" fo:font-size="10pt" officeooo:paragraph-rsid="0013bdb9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/>
      <style:text-properties fo:color="#c9211e" loext:opacity="100%" fo:font-size="10pt" style:font-size-asian="10pt" style:font-size-complex="10pt"/>
    </style:style>
    <style:style style:name="P19" style:family="paragraph" style:parent-style-name="Text_20_body">
      <style:paragraph-properties fo:margin-top="0in" fo:margin-bottom="0in" style:contextual-spacing="false"/>
      <style:text-properties fo:color="#c9211e" loext:opacity="100%" fo:font-size="10pt" officeooo:rsid="0013bdb9" officeooo:paragraph-rsid="0013bdb9" style:font-size-asian="10pt" style:font-size-complex="10pt"/>
    </style:style>
    <style:style style:name="P20" style:family="paragraph" style:parent-style-name="Text_20_body">
      <style:paragraph-properties fo:margin-top="0in" fo:margin-bottom="0in" style:contextual-spacing="false"/>
      <style:text-properties fo:color="#c9211e" loext:opacity="100%" fo:font-size="10pt" officeooo:rsid="0019573d" officeooo:paragraph-rsid="0019573d" style:font-size-asian="10pt" style:font-size-complex="10pt"/>
    </style:style>
    <style:style style:name="P21" style:family="paragraph" style:parent-style-name="Text_20_body">
      <style:paragraph-properties fo:margin-top="0in" fo:margin-bottom="0in" style:contextual-spacing="false"/>
      <style:text-properties fo:color="#c9211e" loext:opacity="100%" fo:font-size="10pt" fo:font-weight="normal" officeooo:rsid="0017a32a" officeooo:paragraph-rsid="0017a32a" style:font-size-asian="10pt" style:font-weight-asian="normal" style:font-size-complex="10pt" style:font-weight-complex="normal"/>
    </style:style>
    <style:style style:name="P22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fo:color="#c9211e" loext:opacity="100%" fo:font-size="10pt" fo:font-style="italic" fo:font-weight="bold" officeooo:rsid="0017a32a" officeooo:paragraph-rsid="00189ec2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fo:color="#c9211e" loext:opacity="100%" fo:font-size="10pt" fo:font-style="italic" fo:font-weight="bold" officeooo:rsid="0017a32a" officeooo:paragraph-rsid="00189ec2" fo:background-color="#ffff00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ext_20_body">
      <style:text-properties fo:color="#c9211e" loext:opacity="100%" officeooo:paragraph-rsid="0019573d"/>
    </style:style>
    <style:style style:name="P25" style:family="paragraph" style:parent-style-name="Text_20_body">
      <style:text-properties fo:color="#c9211e" loext:opacity="100%" officeooo:rsid="0019573d" officeooo:paragraph-rsid="0019573d"/>
    </style:style>
    <style:style style:name="P26" style:family="paragraph" style:parent-style-name="Text_20_body">
      <style:text-properties fo:color="#000000" loext:opacity="100%" fo:font-size="10pt" fo:font-weight="bold" officeooo:rsid="0017a32a" officeooo:paragraph-rsid="00189ec2" style:font-size-asian="10pt" style:font-weight-asian="bold" style:font-size-complex="10pt" style:font-weight-complex="bold"/>
    </style:style>
    <style:style style:name="P27" style:family="paragraph" style:parent-style-name="Text_20_body">
      <loext:graphic-properties draw:fill="solid" draw:fill-color="#ffff00" draw:opacity="100%"/>
      <style:paragraph-properties fo:background-color="#ffff00"/>
      <style:text-properties fo:color="#000000" loext:opacity="100%" fo:font-size="10pt" fo:font-style="italic" fo:font-weight="bold" officeooo:rsid="0017a32a" officeooo:paragraph-rsid="00189ec2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Text_20_body">
      <style:text-properties fo:color="#000000" loext:opacity="100%" officeooo:rsid="0019573d" officeooo:paragraph-rsid="0019573d"/>
    </style:style>
    <style:style style:name="P29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fo:color="#000000" loext:opacity="100%" fo:font-style="italic" fo:font-weight="bold" officeooo:rsid="0019573d" officeooo:paragraph-rsid="0019573d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officeooo:paragraph-rsid="0014a7b5"/>
    </style:style>
    <style:style style:name="P31" style:family="paragraph" style:parent-style-name="Text_20_body">
      <style:text-properties fo:font-size="10pt" officeooo:paragraph-rsid="0014a7b5" style:font-size-asian="10pt" style:font-size-complex="10pt"/>
    </style:style>
    <style:style style:name="P32" style:family="paragraph" style:parent-style-name="Text_20_body">
      <style:text-properties fo:color="#ff0000" loext:opacity="100%" fo:font-size="10pt" style:font-size-asian="10pt" style:font-size-complex="10pt"/>
    </style:style>
    <style:style style:name="P33" style:family="paragraph" style:parent-style-name="Text_20_body">
      <style:text-properties fo:color="#ff0000" loext:opacity="100%" fo:font-size="10pt" officeooo:paragraph-rsid="0014a7b5" style:font-size-asian="10pt" style:font-size-complex="10pt"/>
    </style:style>
    <style:style style:name="P34" style:family="paragraph" style:parent-style-name="Text_20_body">
      <style:paragraph-properties fo:margin-top="0in" fo:margin-bottom="0in" style:contextual-spacing="false"/>
      <style:text-properties fo:color="#ff0000" loext:opacity="100%" fo:font-size="10pt" style:font-size-asian="10pt" style:font-size-complex="10pt"/>
    </style:style>
    <style:style style:name="P35" style:family="paragraph" style:parent-style-name="Text_20_body">
      <style:paragraph-properties fo:margin-top="0in" fo:margin-bottom="0.0575in" style:contextual-spacing="false"/>
      <style:text-properties fo:color="#ff0000" loext:opacity="100%" fo:font-size="10pt"/>
    </style:style>
    <style:style style:name="P36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fo:color="#ff0000" loext:opacity="100%" fo:font-size="10pt" fo:font-style="italic" fo:font-weight="bold" officeooo:rsid="0017a32a" officeooo:paragraph-rsid="00189ec2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3bdb9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3bd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db9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6934d"/>
    </style:style>
    <style:style style:name="T7" style:family="text">
      <style:text-properties officeooo:rsid="0019573d"/>
    </style:style>
    <style:style style:name="T8" style:family="text">
      <style:text-properties fo:color="#2a6099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MONTH END STATISTICS.</text:h>
      <text:h text:style-name="P10" text:outline-level="2">Main statistics,</text:h>
      <text:p text:style-name="P2">Overall,</text:p>
      <text:list text:style-name="L1">
        <text:list-item>
          <text:p text:style-name="P13">amount.</text:p>
          <text:list>
            <text:list-header>
              <text:p text:style-name="P14"><text:span text:style-name="T2">Overall: </text:span>Category id | Category name | total amount</text:p>
              <text:p text:style-name="P14"><text:span text:style-name="T2">Size: </text:span>Category id | category name | size | amount </text:p>
              <text:p text:style-name="P14"><text:span text:style-name="T2">Stock: </text:span>Stock id | category id | category name | size | amount</text:p>
              <text:p text:style-name="P14"/>
            </text:list-header>
          </text:list>
        </text:list-item>
        <text:list-item>
          <text:p text:style-name="P13">count.</text:p>
          <text:list>
            <text:list-header>
              <text:p text:style-name="P14"><text:span text:style-name="T2">Overall: </text:span>Category id | Category name | count <text:s/></text:p>
              <text:p text:style-name="P14"><text:span text:style-name="T2">Size: </text:span>Category id | Category name | size | count <text:s text:c="2"/></text:p>
              <text:p text:style-name="P14"><text:span text:style-name="T2">Stock: </text:span>Stock id | category id | category name | size | count</text:p>
              <text:p text:style-name="P14"/>
            </text:list-header>
          </text:list>
        </text:list-item>
        <text:list-item>
          <text:p text:style-name="P13">profit.</text:p>
          <text:list>
            <text:list-header>
              <text:p text:style-name="P14"><text:span text:style-name="T2">Overall: </text:span>Category id | Category name | profit <text:s/></text:p>
              <text:p text:style-name="P14"><text:span text:style-name="T2">Size: </text:span>Category id | category name | size | count | profit </text:p>
              <text:p text:style-name="P14"><text:span text:style-name="T2">Stock: </text:span>Stock id | Category id | category name | size | count | profit</text:p>
            </text:list-header>
          </text:list>
          <text:p text:style-name="P14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2"><text:soft-page-break/>Queries for the procedures.</text:h>
      <text:h text:style-name="P7" text:outline-level="1"><text:span text:style-name="T1">A</text:span>mount,</text:h>
      <text:h text:style-name="Heading_20_5" text:outline-level="5"><text:span text:style-name="T3">Overall: </text:span><text:span text:style-name="T1">Category id | Category name | total amount</text:span></text:h>
      <text:p text:style-name="P18">SELECT</text:p>
      <text:p text:style-name="P18"><text:s text:c="4"/>c.cid AS 'Category id',</text:p>
      <text:p text:style-name="P18"><text:s text:c="4"/>c.cname AS 'Category name',</text:p>
      <text:p text:style-name="P18"><text:s text:c="4"/>SUM(t.amount) AS 'Total amount'</text:p>
      <text:p text:style-name="P18">FROM</text:p>
      <text:p text:style-name="P18"><text:s text:c="4"/>category c</text:p>
      <text:p text:style-name="P18">LEFT JOIN</text:p>
      <text:p text:style-name="P18"><text:s text:c="4"/>stock s ON c.cid = s.cid</text:p>
      <text:p text:style-name="P18">LEFT JOIN</text:p>
      <text:p text:style-name="P18"><text:s text:c="4"/>transactions t ON s.sid = t.sid</text:p>
      <text:p text:style-name="P18">GROUP BY</text:p>
      <text:p text:style-name="P17"><text:s text:c="4"/>c.cid, c.cname;</text:p>
      <text:p text:style-name="P4"/>
      <text:p text:style-name="P5">with time range:</text:p>
      <text:p text:style-name="P21">SELECT</text:p>
      <text:p text:style-name="P21"><text:s text:c="4"/>c.cid AS 'Category id',</text:p>
      <text:p text:style-name="P21"><text:s text:c="4"/>c.cname AS 'Category name',</text:p>
      <text:p text:style-name="P21"><text:s text:c="4"/>SUM(t.amount) AS 'Total amount'</text:p>
      <text:p text:style-name="P21">FROM</text:p>
      <text:p text:style-name="P21"><text:s text:c="4"/>category c</text:p>
      <text:p text:style-name="P21">LEFT JOIN</text:p>
      <text:p text:style-name="P21"><text:s text:c="4"/>stock s ON c.cid = s.cid</text:p>
      <text:p text:style-name="P21">LEFT JOIN</text:p>
      <text:p text:style-name="P21"><text:s text:c="4"/>transactions t ON s.sid = t.sid</text:p>
      <text:p text:style-name="P21">WHERE</text:p>
      <text:p text:style-name="P21"><text:s text:c="4"/>t.date BETWEEN 'start_date' AND 'end_date' -- Replace with your desired date range</text:p>
      <text:p text:style-name="P21">GROUP BY</text:p>
      <text:p text:style-name="P21"><text:s text:c="4"/>c.cid, c.cname;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h text:style-name="Heading_20_5" text:outline-level="5"><text:soft-page-break/><text:span text:style-name="T3">Size: </text:span><text:span text:style-name="T1">Category id | category name | size | amount </text:span></text:h>
      <text:p text:style-name="Text_20_body"/>
      <text:p text:style-name="P18">SELECT</text:p>
      <text:p text:style-name="P18"><text:s text:c="4"/>c.cid AS 'Category id',</text:p>
      <text:p text:style-name="P18"><text:s text:c="4"/>c.cname AS 'Category name',</text:p>
      <text:p text:style-name="P18"><text:s text:c="4"/>s.size AS 'Size',</text:p>
      <text:p text:style-name="P18"><text:s text:c="4"/>SUM(t.amount) AS 'Amount'</text:p>
      <text:p text:style-name="P18">FROM</text:p>
      <text:p text:style-name="P18"><text:s text:c="4"/>category c</text:p>
      <text:p text:style-name="P18">LEFT JOIN</text:p>
      <text:p text:style-name="P18"><text:s text:c="4"/>stock s ON c.cid = s.cid</text:p>
      <text:p text:style-name="P18">LEFT JOIN</text:p>
      <text:p text:style-name="P18"><text:s text:c="4"/>transactions t ON s.sid = t.sid</text:p>
      <text:p text:style-name="P18">GROUP BY</text:p>
      <text:p text:style-name="P17"><text:s text:c="4"/>c.cid, c.cname, s.size;</text:p>
      <text:p text:style-name="P17"/>
      <text:p text:style-name="P22">WHERE</text:p>
      <text:p text:style-name="P22"><text:s text:c="4"/>t.date BETWEEN 'start_date' AND 'end_date' -- Replace with your desired date range</text:p>
      <text:p text:style-name="P4"/>
      <text:p text:style-name="P4"/>
      <text:h text:style-name="Heading_20_5" text:outline-level="5"><text:span text:style-name="T3">Stock: </text:span><text:span text:style-name="T1">Stock id | category id | category name | size | amount</text:span></text:h>
      <text:p text:style-name="Text_20_body"/>
      <text:p text:style-name="P18">SELECT</text:p>
      <text:p text:style-name="P18"><text:s text:c="4"/>s.sid AS 'Stock id',</text:p>
      <text:p text:style-name="P18"><text:s text:c="4"/>c.cid AS 'Category id',</text:p>
      <text:p text:style-name="P18"><text:s text:c="4"/>c.cname AS 'Category name',</text:p>
      <text:p text:style-name="P18"><text:s text:c="4"/>s.size AS 'Size',</text:p>
      <text:p text:style-name="P18"><text:s text:c="4"/>t.amount AS 'Amount'</text:p>
      <text:p text:style-name="P18">FROM</text:p>
      <text:p text:style-name="P18"><text:s text:c="4"/>stock s</text:p>
      <text:p text:style-name="P18">LEFT JOIN</text:p>
      <text:p text:style-name="P18"><text:s text:c="4"/>category c ON s.cid = c.cid</text:p>
      <text:p text:style-name="P18">LEFT JOIN</text:p>
      <text:p text:style-name="P18"><text:s text:c="4"/>transactions t ON s.sid = t.sid;</text:p>
      <text:p text:style-name="P23">WHERE</text:p>
      <text:p text:style-name="P23"><text:s text:c="4"/>t.date BETWEEN 'start_date' AND 'end_date' -- Replace with your desired date range</text:p>
      <text:p text:style-name="P3"/>
      <text:h text:style-name="Heading_20_1" text:outline-level="1"/>
      <text:h text:style-name="P9" text:outline-level="1" text:is-list-header="true"/>
      <text:p text:style-name="P38"/>
      <text:h text:style-name="P9" text:outline-level="1"><text:soft-page-break/></text:h>
      <text:h text:style-name="Heading_20_1" text:outline-level="1"><text:span text:style-name="T1">C</text:span>ount </text:h>
      <text:p text:style-name="P1"><text:span text:style-name="T2">Overall: </text:span>Category id | Category name | count <text:s/></text:p>
      <text:p text:style-name="P19">SELECT</text:p>
      <text:p text:style-name="P19"><text:s text:c="4"/>c.cid AS 'Category id',</text:p>
      <text:p text:style-name="P19"><text:s text:c="4"/>c.cname AS 'Category name',</text:p>
      <text:p text:style-name="P19"><text:s text:c="4"/>SUM(<text:span text:style-name="T7">t.count</text:span>) AS 'Total quantity'</text:p>
      <text:p text:style-name="P19">FROM</text:p>
      <text:p text:style-name="P19"><text:s text:c="4"/>category c</text:p>
      <text:p text:style-name="P19">LEFT JOIN</text:p>
      <text:p text:style-name="P19"><text:s text:c="4"/>stock s ON c.cid = s.cid</text:p>
      <text:p text:style-name="P20">LEFT JOIN </text:p>
      <text:p text:style-name="P20"><text:s text:c="4"/>transactions t ON s.sid = t.sid</text:p>
      <text:p text:style-name="P19">GROUP BY</text:p>
      <text:p text:style-name="P19"><text:s text:c="4"/>c.cid, c.cname;</text:p>
      <text:p text:style-name="P1"/>
      <text:p text:style-name="P1"><text:span text:style-name="T2"/></text:p>
      <text:p text:style-name="P1"><text:span text:style-name="T2">Size: </text:span>Category id | Category name | size | count <text:s text:c="2"/></text:p>
      <text:p text:style-name="P19">SELECT</text:p>
      <text:p text:style-name="P19"><text:s text:c="4"/>c.cid AS 'Category id',</text:p>
      <text:p text:style-name="P19"><text:s text:c="4"/>c.cname AS 'Category name',</text:p>
      <text:p text:style-name="P19"><text:s text:c="4"/>s.size AS 'Size',</text:p>
      <text:p text:style-name="P19"><text:s text:c="4"/>SUM(<text:span text:style-name="T7">t.count</text:span>) AS 'Quantity'</text:p>
      <text:p text:style-name="P19">FROM</text:p>
      <text:p text:style-name="P19"><text:s text:c="4"/>category c</text:p>
      <text:p text:style-name="P19">LEFT JOIN</text:p>
      <text:p text:style-name="P19"><text:s text:c="4"/>stock s ON c.cid = s.cid</text:p>
      <text:p text:style-name="P20">LEFT JOIN </text:p>
      <text:p text:style-name="P20"><text:s text:c="4"/>transactions t ON s.sid = t.sid</text:p>
      <text:p text:style-name="P19">GROUP BY</text:p>
      <text:p text:style-name="P19"><text:s text:c="4"/>c.cid, c.cname, s.size;</text:p>
      <text:p text:style-name="P19"/>
      <text:p text:style-name="P1"/>
      <text:p text:style-name="P1"><text:span text:style-name="T2">Stock: </text:span>Stock id | category id | category name | size | count</text:p>
      <text:p text:style-name="P19">SELECT</text:p>
      <text:p text:style-name="P19"><text:s text:c="4"/>s.sid AS 'Stock id',</text:p>
      <text:p text:style-name="P19"><text:s text:c="4"/>c.cid AS 'Category id',</text:p>
      <text:p text:style-name="P19"><text:s text:c="4"/>c.cname AS 'Category name',</text:p>
      <text:p text:style-name="P19"><text:s text:c="4"/>s.size AS 'Size',</text:p>
      <text:p text:style-name="P19"><text:s text:c="4"/><text:span text:style-name="T7">t.count</text:span> AS 'Quantity'</text:p>
      <text:p text:style-name="P19">FROM</text:p>
      <text:p text:style-name="P19"><text:s text:c="4"/>stock s</text:p>
      <text:p text:style-name="P19">LEFT JOIN</text:p>
      <text:p text:style-name="P19"><text:s text:c="4"/>category c ON s.cid = c.cid;</text:p>
      <text:p text:style-name="P20"><text:soft-page-break/>LEFT JOIN </text:p>
      <text:p text:style-name="P20"><text:s text:c="4"/>transactions t ON s.sid = t.sid</text:p>
      <text:p text:style-name="P37"/>
      <text:h text:style-name="P7" text:outline-level="1">Profit</text:h>
      <text:h text:style-name="Heading_20_5" text:outline-level="5"><text:span text:style-name="T3">Overall: </text:span><text:span text:style-name="T1">Category id | Category name | profit <text:s/></text:span></text:h>
      <text:p text:style-name="P35">SELECT</text:p>
      <text:p text:style-name="P35"><text:s text:c="4"/>c.cid AS 'Category id',</text:p>
      <text:p text:style-name="P35"><text:s text:c="4"/>c.cname AS 'Category name',</text:p>
      <text:p text:style-name="P35"><text:s text:c="4"/>SUM(t.amount - s.buying_price * t.count) AS 'Total profit'</text:p>
      <text:p text:style-name="P35">FROM</text:p>
      <text:p text:style-name="P35"><text:s text:c="4"/>category c</text:p>
      <text:p text:style-name="P35">LEFT JOIN</text:p>
      <text:p text:style-name="P35"><text:s text:c="4"/>stock s ON c.cid = s.cid</text:p>
      <text:p text:style-name="P35">LEFT JOIN</text:p>
      <text:p text:style-name="P35"><text:s text:c="4"/>transactions t ON s.sid = t.sid</text:p>
      <text:p text:style-name="P27">WHERE</text:p>
      <text:p text:style-name="P27"><text:s text:c="4"/>t.date BETWEEN 'start_date' AND 'end_date' -- Replace with your desired date range</text:p>
      <text:p text:style-name="P32">GROUP BY</text:p>
      <text:p text:style-name="P32"><text:s text:c="4"/>c.cid, c.cname;</text:p>
      <text:p text:style-name="Text_20_body"/>
      <text:p text:style-name="P26"/>
      <text:p text:style-name="Text_20_body"/>
      <text:h text:style-name="Heading_20_5" text:outline-level="5"><text:span text:style-name="T3">Size: </text:span><text:span text:style-name="T1">Category id | category name | size | count | profit </text:span></text:h>
      <text:p text:style-name="P34">SELECT</text:p>
      <text:p text:style-name="P34"><text:s text:c="4"/>c.cid AS 'Category id',</text:p>
      <text:p text:style-name="P34"><text:s text:c="4"/>c.cname AS 'Category name',</text:p>
      <text:p text:style-name="P34"><text:s text:c="4"/>s.size AS 'Size',</text:p>
      <text:p text:style-name="P34"><text:s text:c="4"/>SUM(t.count) AS 'Quantity',</text:p>
      <text:p text:style-name="P34"><text:s text:c="4"/>SUM((t.amount - s.buying_price * t.count)) AS 'Profit'</text:p>
      <text:p text:style-name="P34">FROM</text:p>
      <text:p text:style-name="P34"><text:s text:c="4"/>category c</text:p>
      <text:p text:style-name="P34">LEFT JOIN</text:p>
      <text:p text:style-name="P34"><text:s text:c="4"/>stock s ON c.cid = s.cid</text:p>
      <text:p text:style-name="P34">LEFT JOIN</text:p>
      <text:p text:style-name="P34"><text:s text:c="4"/>transactions t ON s.sid = t.sid</text:p>
      <text:p text:style-name="P22">WHERE</text:p>
      <text:p text:style-name="P22"><text:s text:c="4"/>t.date BETWEEN 'start_date' AND 'end_date' -- Replace with your desired date range</text:p>
      <text:p text:style-name="P34">GROUP BY</text:p>
      <text:p text:style-name="P34"><text:s text:c="4"/>c.cid, c.cname, s.size;</text:p>
      <text:p text:style-name="Text_20_body"/>
      <text:p text:style-name="P26"><text:soft-page-break/></text:p>
      <text:p text:style-name="Text_20_body"/>
      <text:h text:style-name="Heading_20_5" text:outline-level="5" text:is-list-header="true"><text:span text:style-name="T3">Stock: </text:span><text:span text:style-name="T1">Stock id | Category id | category name | size | </text:span><text:span text:style-name="T6">buying price | selling price | </text:span><text:span text:style-name="T1">count | profit</text:span></text:h>
      <text:p text:style-name="P33">SELECT<text:line-break/> <text:s text:c="3"/>s.sid AS 'Stock id',<text:line-break/> <text:s text:c="3"/>c.cid AS 'Category id',<text:line-break/> <text:s text:c="3"/>c.cname AS 'Category name',<text:line-break/> <text:s text:c="3"/>s.size AS 'Size',<text:line-break/> <text:s text:c="3"/>t.count AS 'Quantity',</text:p>
      <text:p text:style-name="P31"><text:span text:style-name="T5"><text:s text:c="4"/>s.buying_price AS 'buying price',<text:line-break/> <text:s text:c="3"/>s.selling_price AS 'selling price',<text:line-break/> <text:s text:c="3"/>(t.amount - s.buying_price * t.count) AS 'Profit'<text:line-break/>FROM<text:line-break/> <text:s text:c="3"/>stock s<text:line-break/>LEFT JOIN<text:line-break/> <text:s text:c="3"/>category c ON s.cid = c.cid<text:line-break/>LEFT JOIN<text:line-break/> <text:s text:c="3"/>transactions t ON s.sid = t.sid;</text:span></text:p>
      <text:p text:style-name="P30"><text:span text:style-name="T5"/></text:p>
      <text:p text:style-name="P29">--add this code for the date range:</text:p>
      <text:p text:style-name="P36">WHERE</text:p>
      <text:p text:style-name="P36"><text:s text:c="4"/>t.date BETWEEN 'start_date' AND 'end_date' -- Replace with your desired date range</text:p>
      <text:p text:style-name="P26"/>
      <text:p text:style-name="P26"/>
      <text:h text:style-name="P8" text:outline-level="1">total summery:</text:h>
      <text:h text:style-name="P12" text:outline-level="5">Query:</text:h>
      <text:p text:style-name="P24">select sum(t.amount) as Amount , sum(t.count) as Count , sum(t.amount - (s.buying_price * t.count)) as Profit<text:line-break/>from transactions t<text:line-break/>inner join stock s on t.sid = s.sid </text:p>
      <text:p text:style-name="P25"><text:s/></text:p>
      <text:p text:style-name="P28">with Date range:</text:p>
      <text:p text:style-name="P25">select sum(t.amount) as Amount , sum(t.count) as Count , sum(t.amount - (s.buying_price * t.count)) as Profit<text:line-break/>from transactions t<text:line-break/>inner join stock s on t.sid = s.sid <text:line-break/>where t.date between '2024-04-01' and '2024-04-01'</text:p>
      <text:p text:style-name="P28"/>
      <text:p text:style-name="P28"><text:soft-page-break/></text:p>
      <text:p text:style-name="P28"><text:span text:style-name="T8"/></text:p>
      <text:h text:style-name="Heading_20_5" text:outline-level="5">Additional query for get more information about the profit :</text:h>
      <text:p text:style-name="P28"><text:span text:style-name="T8">select t.date , t.tid as tid , s.sid as sid , (s.selling_price - s.buying_price) as unit_profit , t.amount as Amount , t.count as count , t.amount - (s.buying_price * t.count) as profit<text:line-break/>from transactions t<text:line-break/>inner join stock s on t.sid = s.sid<text:line-break/>where t.date between '2024-04-01' and '2024-04-01'</text:span><text:line-break/></text:p>
      <text:p text:style-name="P25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2:40:29.168000000</meta:creation-date>
    <dc:date>2024-04-07T22:34:16.679000000</dc:date>
    <meta:editing-duration>P6DT3H38M6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7" meta:paragraph-count="167" meta:word-count="848" meta:character-count="5093" meta:non-whitespace-character-count="4054"/>
  </office:meta>
</office:document-meta>
</file>